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aracter Sequence Recognition with a CNN and RNN combine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Presentation by Roman Schulte, Jan Haug and Marius Hobbhah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‘Infos to the paper’</text:p>
              </text:list-item>
              <text:list-item>
                <text:p>Input: a picture with a sequence of letters or numbers</text:p>
              </text:list-item>
              <text:list-item>
                <text:p>CNN: guesses the signs seen in the picture individually</text:p>
              </text:list-item>
              <text:list-item>
                <text:p>RNN: builds a sequence from the CNN outpu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CNN par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‘insert picture’</text:p>
              </text:list-item>
              <text:list-item>
                <text:p>Inputs: squared cut frames (32x32 pixels) from the picture</text:p>
              </text:list-item>
              <text:list-item>
                <text:p>Output: 128D-vector of features describing the sign on the pi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status CN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NN par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‘insert picture’</text:p>
              </text:list-item>
              <text:list-item>
                <text:p>Input: sequence of 128D-feature-vectors from CNN</text:p>
              </text:list-item>
              <text:list-item>
                <text:p>Output: sequence of letters and numb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status RN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5:22:44.893502950</meta:creation-date>
    <dc:date>2018-01-21T15:35:07.281189777</dc:date>
    <meta:editing-duration>PT12M21S</meta:editing-duration>
    <meta:editing-cycles>4</meta:editing-cycles>
    <meta:generator>LibreOffice/5.1.4.2$Linux_X86_64 LibreOffice_project/10m0$Build-2</meta:generator>
    <meta:document-statistic meta:object-count="45"/>
  </office:meta>
</office:document-meta>
</file>